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monospace" svg:font-family="monospace"/>
    <style:font-face style:name="sans-serif" svg:font-family="sans-serif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margin-top="0cm" fo:margin-bottom="0cm" style:contextual-spacing="false" fo:text-align="start" style:justify-single-word="false"/>
      <style:text-properties fo:font-size="16pt" fo:font-weight="bold" officeooo:paragraph-rsid="000a4480" style:font-size-asian="16pt" style:font-weight-asian="bold" style:font-size-complex="16pt" style:font-weight-complex="bold"/>
    </style:style>
    <style:style style:name="P2" style:family="paragraph" style:parent-style-name="Standard">
      <style:paragraph-properties fo:margin-top="0cm" fo:margin-bottom="0cm" style:contextual-spacing="false" fo:text-align="start" style:justify-single-word="false"/>
      <style:text-properties fo:font-size="16pt" fo:font-weight="bold" officeooo:paragraph-rsid="000a4480" style:font-size-asian="16pt" style:font-weight-asian="bold" style:font-size-complex="16pt" style:font-weight-complex="bold"/>
    </style:style>
    <style:style style:name="P3" style:family="paragraph" style:parent-style-name="Standard" style:list-style-name="L1">
      <style:paragraph-properties fo:margin-top="0cm" fo:margin-bottom="0cm" style:contextual-spacing="false" fo:text-align="start" style:justify-single-word="false"/>
      <style:text-properties fo:font-size="14pt" officeooo:paragraph-rsid="000a4480" style:font-size-asian="14pt"/>
    </style:style>
    <style:style style:name="P4" style:family="paragraph" style:parent-style-name="Standard">
      <style:paragraph-properties fo:margin-top="0cm" fo:margin-bottom="0cm" style:contextual-spacing="false" fo:text-align="start" style:justify-single-word="false"/>
      <style:text-properties fo:font-size="14pt" officeooo:paragraph-rsid="000a4480" style:font-size-asian="14pt"/>
    </style:style>
    <style:style style:name="P5" style:family="paragraph" style:parent-style-name="Standard" style:list-style-name="L1">
      <style:paragraph-properties fo:margin-top="0cm" fo:margin-bottom="0cm" style:contextual-spacing="false" fo:text-align="start" style:justify-single-word="false"/>
      <style:text-properties fo:font-size="14pt" officeooo:paragraph-rsid="000a4480" style:font-size-asian="14pt" style:font-size-complex="14pt"/>
    </style:style>
    <style:style style:name="P6" style:family="paragraph" style:parent-style-name="Standard">
      <style:paragraph-properties fo:margin-top="0cm" fo:margin-bottom="0cm" style:contextual-spacing="false" fo:text-align="start" style:justify-single-word="false"/>
      <style:text-properties fo:font-size="14pt" officeooo:paragraph-rsid="000a4480" style:font-size-asian="14pt" style:font-size-complex="14pt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/>
      <style:text-properties fo:font-size="14pt" officeooo:paragraph-rsid="000a4480" style:font-size-asian="14pt"/>
    </style:style>
    <style:style style:name="P8" style:family="paragraph" style:parent-style-name="Standard" style:list-style-name="L1">
      <style:paragraph-properties fo:margin-top="0cm" fo:margin-bottom="0cm" style:contextual-spacing="false" fo:text-align="start" style:justify-single-word="false"/>
      <style:text-properties fo:font-size="14pt" fo:font-weight="normal" officeooo:paragraph-rsid="000c2b88" style:font-size-asian="14pt" style:font-weight-asian="normal" style:font-size-complex="14pt" style:font-weight-complex="normal"/>
    </style:style>
    <style:style style:name="P9" style:family="paragraph" style:parent-style-name="Standard" style:list-style-name="L3">
      <style:paragraph-properties fo:margin-top="0cm" fo:margin-bottom="0cm" style:contextual-spacing="false" fo:text-align="start" style:justify-single-word="false"/>
      <style:text-properties fo:font-size="14pt" fo:font-weight="normal" officeooo:paragraph-rsid="000c604d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/>
      <style:text-properties fo:font-size="14pt" fo:font-style="italic" officeooo:paragraph-rsid="000a4480" style:font-size-asian="14pt" style:font-style-asian="italic" style:font-size-complex="14pt" style:font-style-complex="italic"/>
    </style:style>
    <style:style style:name="P11" style:family="paragraph" style:parent-style-name="Standard" style:list-style-name="L2">
      <style:paragraph-properties fo:margin-top="0cm" fo:margin-bottom="0cm" style:contextual-spacing="false" fo:text-align="start" style:justify-single-word="false"/>
      <style:text-properties fo:font-size="12pt" officeooo:paragraph-rsid="000a4480" style:font-size-asian="12pt" style:font-size-complex="12pt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/>
      <style:text-properties fo:font-size="12pt" officeooo:paragraph-rsid="000a4480" style:font-size-asian="12pt" style:font-size-complex="12pt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/>
      <style:text-properties fo:font-size="12pt" officeooo:paragraph-rsid="0012a814" style:font-size-asian="12pt" style:font-size-complex="12pt"/>
    </style:style>
    <style:style style:name="P14" style:family="paragraph" style:parent-style-name="Standard" style:list-style-name="L2">
      <style:paragraph-properties fo:margin-top="0cm" fo:margin-bottom="0cm" style:contextual-spacing="false" fo:text-align="start" style:justify-single-word="false"/>
      <style:text-properties fo:font-size="12pt" officeooo:rsid="000d8f54" officeooo:paragraph-rsid="000d8f54" style:font-size-asian="12pt" style:font-size-complex="12pt"/>
    </style:style>
    <style:style style:name="P15" style:family="paragraph" style:parent-style-name="Standard" style:list-style-name="L2">
      <style:paragraph-properties fo:margin-top="0cm" fo:margin-bottom="0cm" style:contextual-spacing="false" fo:text-align="start" style:justify-single-word="false"/>
      <style:text-properties fo:font-size="12pt" officeooo:rsid="0011c4f3" officeooo:paragraph-rsid="0011c4f3" style:font-size-asian="12pt" style:font-size-complex="12pt"/>
    </style:style>
    <style:style style:name="P16" style:family="paragraph" style:parent-style-name="Standard" style:list-style-name="L2">
      <style:paragraph-properties fo:margin-top="0cm" fo:margin-bottom="0cm" style:contextual-spacing="false" fo:text-align="start" style:justify-single-word="false"/>
      <style:text-properties fo:font-size="12pt" officeooo:rsid="0012a814" officeooo:paragraph-rsid="0012a814" style:font-size-asian="12pt" style:font-size-complex="12pt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/>
      <style:text-properties fo:font-size="12pt" officeooo:rsid="0012a814" officeooo:paragraph-rsid="0012a814" style:font-size-asian="12pt" style:font-size-complex="12pt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/>
      <style:text-properties officeooo:paragraph-rsid="000a4480"/>
    </style:style>
    <style:style style:name="P19" style:family="paragraph" style:parent-style-name="Standard">
      <style:paragraph-properties fo:margin-top="0cm" fo:margin-bottom="0cm" style:contextual-spacing="false" fo:text-align="center" style:justify-single-word="false"/>
      <style:text-properties fo:font-size="18pt" officeooo:paragraph-rsid="000a4480" style:font-size-asian="18pt"/>
    </style:style>
    <style:style style:name="P20" style:family="paragraph" style:parent-style-name="Standard" style:master-page-name="Standard">
      <style:paragraph-properties fo:margin-top="0cm" fo:margin-bottom="0cm" style:contextual-spacing="false" fo:text-align="center" style:justify-single-word="false" style:page-number="auto"/>
      <style:text-properties style:font-name="Liberation Serif" fo:font-size="22pt" fo:font-weight="bold" officeooo:paragraph-rsid="000a4480" style:font-size-asian="22pt" style:font-weight-asian="bold" style:font-size-complex="22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Liberation Serif" fo:font-size="22pt" fo:font-weight="bold" style:font-size-asian="22pt" style:font-weight-asian="bold" style:font-size-complex="22pt" style:font-weight-complex="bold"/>
    </style:style>
    <style:style style:name="P22" style:family="paragraph" style:parent-style-name="Standard">
      <style:text-properties style:font-name="sans-serif" fo:font-size="13.5pt"/>
    </style:style>
    <style:style style:name="P23" style:family="paragraph" style:parent-style-name="Standard">
      <style:paragraph-properties fo:margin-left="1.286cm" fo:margin-right="0cm" fo:margin-top="0cm" fo:margin-bottom="0cm" style:contextual-spacing="false" fo:text-align="start" style:justify-single-word="false" fo:text-indent="0cm" style:auto-text-indent="false"/>
      <style:text-properties fo:font-size="14pt" officeooo:paragraph-rsid="000a4480" style:font-size-asian="14pt"/>
    </style:style>
    <style:style style:name="P24" style:family="paragraph" style:parent-style-name="Standard">
      <style:paragraph-properties fo:margin-left="1.323cm" fo:margin-right="0cm" fo:text-indent="0cm" style:auto-text-indent="false"/>
      <style:text-properties style:font-name="sans-serif" fo:font-size="13.5pt"/>
    </style:style>
    <style:style style:name="P25" style:family="paragraph" style:parent-style-name="Preformatted_20_Text">
      <style:paragraph-properties fo:margin-top="0cm" fo:margin-bottom="0cm" style:contextual-spacing="false" style:line-height-at-least="0.397cm" fo:text-align="start" style:justify-single-word="false" fo:widows="1" fo:padding="0cm" fo:border="none"/>
      <style:text-properties fo:font-variant="normal" fo:text-transform="none" fo:color="#333333" style:font-name="monospace" fo:font-size="9pt" fo:letter-spacing="normal" fo:font-style="normal" fo:font-weight="normal"/>
    </style:style>
    <style:style style:name="P26" style:family="paragraph" style:parent-style-name="Preformatted_20_Text">
      <style:paragraph-properties fo:margin-left="1.323cm" fo:margin-right="0cm" fo:text-indent="0cm" style:auto-text-indent="false"/>
      <style:text-properties fo:font-variant="normal" fo:text-transform="none" fo:color="#333333" style:font-name="monospace" fo:font-size="9pt" fo:letter-spacing="normal" fo:font-style="normal" fo:font-weight="normal"/>
    </style:style>
    <style:style style:name="T1" style:family="text">
      <style:text-properties officeooo:rsid="000d8f54"/>
    </style:style>
    <style:style style:name="T2" style:family="text">
      <style:text-properties officeooo:rsid="000f3b5e"/>
    </style:style>
    <style:style style:name="T3" style:family="text">
      <style:text-properties officeooo:rsid="0011c4f3"/>
    </style:style>
    <style:style style:name="T4" style:family="text">
      <style:text-properties fo:color="#0000ff"/>
    </style:style>
    <style:style style:name="T5" style:family="text">
      <style:text-properties officeooo:rsid="0013e09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Construction d'applications web</text:p>
      <text:p text:style-name="P21">Analyse conception et validation de logiciels</text:p>
      <text:p text:style-name="P21">2014-2015</text:p>
      <text:p text:style-name="P19"/>
      <text:p text:style-name="P10">Lucas Bchini, Louis Van Beurden, Robin Jean, Tristan Marechaux, Hadrien Titeux</text:p>
      <text:p text:style-name="P7"/>
      <text:list xml:id="list4282780910580309503" text:style-name="L1">
        <text:list-item>
          <text:p text:style-name="P1">Document d'analyse</text:p>
          <text:list>
            <text:list-item>
              <text:p text:style-name="P3">Diagramme des cas d'utilisations</text:p>
            </text:list-item>
          </text:list>
        </text:list-item>
      </text:list>
      <text:p text:style-name="P4"/>
      <text:p text:style-name="P13">L'application que nous avons conçu comporte <text:span text:style-name="T3">les </text:span>quatre types :</text:p>
      <text:list xml:id="list7023674689737041913" text:style-name="L2">
        <text:list-item>
          <text:p text:style-name="P16">Visiteur</text:p>
        </text:list-item>
        <text:list-item>
          <text:p text:style-name="P16">Producteur</text:p>
        </text:list-item>
        <text:list-item>
          <text:p text:style-name="P16">Consommateur</text:p>
        </text:list-item>
        <text:list-item>
          <text:p text:style-name="P16">Responsable de planning</text:p>
        </text:list-item>
      </text:list>
      <text:p text:style-name="P17"/>
      <text:p text:style-name="P17"/>
      <text:list xml:id="list183612504079603" text:continue-numbering="true" text:style-name="L2">
        <text:list-item>
          <text:p text:style-name="P11">Visiteur : <text:span text:style-name="T3">Personne ne faisant pas partie de l'AMAP, qui peut uniquement consulter ce que produisent les producteur </text:span></text:p>
          <text:list>
            <text:list-item>
              <text:p text:style-name="P14"><text:span text:style-name="T2">.</text:span></text:p>
            </text:list-item>
          </text:list>
        </text:list-item>
        <text:list-item>
          <text:p text:style-name="P11">Consommateur</text:p>
          <text:list>
            <text:list-item>
              <text:p text:style-name="P14">Demander un contrat avec un producteur</text:p>
            </text:list-item>
            <text:list-item>
              <text:p text:style-name="P14">Voir ses contrats</text:p>
            </text:list-item>
            <text:list-item>
              <text:p text:style-name="P14">Renouveler un contrat</text:p>
            </text:list-item>
            <text:list-item>
              <text:p text:style-name="P14">Spécifier disponibilité</text:p>
            </text:list-item>
            <text:list-item>
              <text:p text:style-name="P15">Accéder un planning</text:p>
            </text:list-item>
          </text:list>
        </text:list-item>
        <text:list-item>
          <text:p text:style-name="P11">Producteur</text:p>
          <text:list>
            <text:list-item>
              <text:p text:style-name="P14">Ajouter une production</text:p>
            </text:list-item>
            <text:list-item>
              <text:p text:style-name="P14">Consulter la liste de ses productions</text:p>
            </text:list-item>
            <text:list-item>
              <text:p text:style-name="P14">Gérer demande de contrat</text:p>
            </text:list-item>
            <text:list-item>
              <text:p text:style-name="P14">Voir ses contrats</text:p>
            </text:list-item>
            <text:list-item>
              <text:p text:style-name="P15">Accéder un planning</text:p>
            </text:list-item>
          </text:list>
        </text:list-item>
        <text:list-item>
          <text:p text:style-name="P11">Responsable de planning (administrateur)</text:p>
          <text:list>
            <text:list-item>
              <text:p text:style-name="P14">Gérer le planning</text:p>
            </text:list-item>
            <text:list-item>
              <text:p text:style-name="P15">Accéder un planning</text:p>
            </text:list-item>
          </text:list>
        </text:list-item>
      </text:list>
      <text:p text:style-name="P12"/>
      <text:p text:style-name="P12">Le diagramme des cas d'utilisation ci-dessous résume les actions que peuvent réaliser chacun de<text:span text:style-name="T1">s acteurs de notre systèmes.</text:span></text:p>
      <text:p text:style-name="P6"/>
      <text:list xml:id="list183612623474169" text:continue-list="list4282780910580309503" text:style-name="L1">
        <text:list-item>
          <text:list>
            <text:list-item>
              <text:p text:style-name="P5">Diagrammes de séquence système pertinents</text:p>
            </text:list-item>
            <text:list-item>
              <text:p text:style-name="P5">Diagramme des classes d'analyse</text:p>
            </text:list-item>
          </text:list>
        </text:list-item>
      </text:list>
      <text:p text:style-name="P23"><text:tab/></text:p>
      <text:p text:style-name="P4"/>
      <text:list xml:id="list183614559782338" text:continue-numbering="true" text:style-name="L1">
        <text:list-item>
          <text:p text:style-name="P1">Document de conception</text:p>
          <text:list>
            <text:list-item>
              <text:p text:style-name="P8">Architecture MVC</text:p>
            </text:list-item>
            <text:list-item>
              <text:p text:style-name="P8">Diagramme des classes logicielles</text:p>
            </text:list-item>
            <text:list-item>
              <text:p text:style-name="P8"><text:soft-page-break/>Diagramme de séquences pertinents</text:p>
            </text:list-item>
            <text:list-item>
              <text:p text:style-name="P8">Diagramme d'états-transitions pertinents</text:p>
            </text:list-item>
          </text:list>
        </text:list-item>
      </text:list>
      <text:p text:style-name="P24"/>
      <text:p text:style-name="P26"/>
      <text:p text:style-name="P24"/>
      <text:p text:style-name="P24"/>
      <text:p text:style-name="P22"/>
      <text:p text:style-name="P22">Ces diagrammes doivent ^etre coherents entre eux et</text:p>
      <text:p text:style-name="P22">avec l'implementation. Il est inutile de fournir des diagrammes illisibles ou qui n'apportent</text:p>
      <text:p text:style-name="P22">aucune information ; il peut ^etre en revanche utile d'ajouter un minimum de texte explicatif</text:p>
      <text:p text:style-name="P22">le cas echeant</text:p>
      <text:p text:style-name="P2"/>
      <text:list xml:id="list183612985943385" text:continue-numbering="true" text:style-name="L1">
        <text:list-item>
          <text:p text:style-name="P1">Manuel utilisateur</text:p>
        </text:list-item>
        <text:list-item>
          <text:p text:style-name="P1">Bilan sur les outils de modélisation utilisés</text:p>
        </text:list-item>
      </text:list>
      <text:p text:style-name="P2"/>
      <text:list xml:id="list3629582114780539138" text:style-name="L3">
        <text:list-item>
          <text:p text:style-name="P9">ArgoUML --&gt; de la merde</text:p>
        </text:list-item>
      </text:list>
      <text:p text:style-name="P4"/>
      <text:p text:style-name="P18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monospace" svg:font-family="monospace"/>
    <style:font-face style:name="sans-serif" svg:font-family="sans-serif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in Jean</meta:initial-creator>
    <meta:creation-date>2015-04-22T19:07:38</meta:creation-date>
    <dc:date>2015-04-24T18:36:11.025725354</dc:date>
    <meta:editing-duration>PT1H46M29S</meta:editing-duration>
    <meta:editing-cycles>6</meta:editing-cycles>
    <meta:generator>LibreOffice/4.2.7.2$Linux_X86_64 LibreOffice_project/420m0$Build-2</meta:generator>
    <meta:document-statistic meta:table-count="0" meta:image-count="0" meta:object-count="0" meta:page-count="2" meta:paragraph-count="45" meta:word-count="240" meta:character-count="1502" meta:non-whitespace-character-count="1336"/>
  </office:meta>
</office:document-meta>
</file>